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153f" officeooo:paragraph-rsid="001b153f"/>
    </style:style>
    <style:style style:name="P2" style:family="paragraph" style:parent-style-name="Standard">
      <style:paragraph-properties fo:text-align="center" style:justify-single-word="false"/>
      <style:text-properties officeooo:rsid="001b153f" officeooo:paragraph-rsid="001b153f"/>
    </style:style>
    <style:style style:name="P3" style:family="paragraph" style:parent-style-name="Standard">
      <style:text-properties officeooo:rsid="001b80f4" officeooo:paragraph-rsid="001b80f4"/>
    </style:style>
    <style:style style:name="P4" style:family="paragraph" style:parent-style-name="Standard">
      <style:text-properties officeooo:rsid="001f1901" officeooo:paragraph-rsid="001f1901"/>
    </style:style>
    <style:style style:name="P5" style:family="paragraph" style:parent-style-name="Standard">
      <style:text-properties officeooo:rsid="001f1901" officeooo:paragraph-rsid="001f2e44"/>
    </style:style>
    <style:style style:name="P6" style:family="paragraph" style:parent-style-name="Standard">
      <style:text-properties officeooo:rsid="001f2e44" officeooo:paragraph-rsid="001f2e44"/>
    </style:style>
    <style:style style:name="P7" style:family="paragraph" style:parent-style-name="Standard">
      <style:text-properties officeooo:rsid="001f2e44" officeooo:paragraph-rsid="0020f900"/>
    </style:style>
    <style:style style:name="P8" style:family="paragraph" style:parent-style-name="Standard">
      <style:text-properties officeooo:rsid="0020f900" officeooo:paragraph-rsid="0020f900"/>
    </style:style>
    <style:style style:name="P9" style:family="paragraph" style:parent-style-name="Standard" style:list-style-name="L2">
      <style:text-properties officeooo:paragraph-rsid="0020f900"/>
    </style:style>
    <style:style style:name="P10" style:family="paragraph" style:parent-style-name="Standard" style:list-style-name="L2">
      <style:text-properties officeooo:rsid="0022c89a" officeooo:paragraph-rsid="0022c89a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officeooo:rsid="001f1901"/>
    </style:style>
    <style:style style:name="T2" style:family="text">
      <style:text-properties officeooo:rsid="001f2e44"/>
    </style:style>
    <style:style style:name="T3" style:family="text">
      <style:text-properties officeooo:rsid="0020f900"/>
    </style:style>
    <style:style style:name="T4" style:family="text">
      <style:text-properties officeooo:rsid="0022c89a"/>
    </style:style>
    <style:style style:name="T5" style:family="text">
      <style:text-properties style:text-position="-33%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000000" draw:textarea-horizontal-align="justify" draw:textarea-vertical-align="middle" draw:auto-grow-height="false" fo:min-height="0.1236in" fo:min-width="0.12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rdered Swaps</text:p>
      <text:p text:style-name="P2">by Sven Nilsen, 2020</text:p>
      <text:p text:style-name="P1"/>
      <text:p text:style-name="P1">Order swaps is a list of swapping instructions that generates a permutation.</text:p>
      <text:p text:style-name="P1"/>
      <text:p text:style-name="P1"><text:tab/>ordered_swap : [(nat, nat)]</text:p>
      <text:p text:style-name="P1"/>
      <text:p text:style-name="P1">Each swap instruction is stored in the form `(a, b)` where `a &lt; b`.</text:p>
      <text:p text:style-name="P1">This is because swapping `a` with `b` is the same as swapping `b` with `a`.</text:p>
      <text:p text:style-name="P1">Swapping `a` with itself does not change anything, so `a &lt; b` restricts the swaps to useful ones.</text:p>
      <text:p text:style-name="P1"/>
      <text:p text:style-name="P1">The number of valid swap instructions for a list of size `n`, is equal to the number of pairs of `n`:</text:p>
      <text:p text:style-name="P1"/>
      <text:p text:style-name="P1"><text:tab/>pairs(n) = n · (n – 1) / 2</text:p>
      <text:p text:style-name="P1"/>
      <text:p text:style-name="P1">For example, for a list of 4 elements, the number of pairs is `4 · (4 – 1) / 2 = 6`.</text:p>
      <text:p text:style-name="P3"/>
      <text:p text:style-name="P3">Ordered swaps can be represented visually as edges between nodes labeled <text:span text:style-name="T1">with natural numbers:</text:span></text:p>
      <text:p text:style-name="P3"/>
      <text:p text:style-name="P3"><draw:custom-shape text:anchor-type="paragraph" draw:z-index="0" draw:name="Shape1" draw:style-name="gr1" draw:text-style-name="P11" svg:width="0.174in" svg:height="0.174in" svg:x="1.9154in" svg:y="0.17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1" svg:width="0.174in" svg:height="0.174in" svg:x="2.6161in" svg:y="0.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11" svg:width="0.174in" svg:height="0.174in" svg:x="3.1429in" svg:y="0.1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11" svg:width="0.174in" svg:height="0.174in" svg:x="3.4898in" svg:y="0.7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2" draw:text-style-name="P12" svg:x1="2.0098in" svg:y1="0.2673in" svg:x2="2.6953in" svg:y2="0.6925in"><text:p/></draw:line><draw:line text:anchor-type="paragraph" draw:z-index="5" draw:name="Shape2" draw:style-name="gr2" draw:text-style-name="P12" svg:x1="3.1988in" svg:y1="0.2909in" svg:x2="2.6953in" svg:y2="0.6925in"><text:p/></draw:line><draw:line text:anchor-type="paragraph" draw:z-index="6" draw:name="Shape2" draw:style-name="gr2" draw:text-style-name="P12" svg:x1="3.2457in" svg:y1="0.2909in" svg:x2="3.5846in" svg:y2="0.8661in"><text:p/></draw:line><draw:frame text:anchor-type="paragraph" draw:z-index="8" draw:name="Shape4" draw:style-name="gr4" draw:text-style-name="P13" svg:width="0.2598in" svg:height="0.2051in" svg:x="2.8134in" svg:y="0.2909in"><draw:text-box><text:p>1</text:p></draw:text-box></draw:frame><draw:frame text:anchor-type="paragraph" draw:z-index="9" draw:name="Shape5" draw:style-name="gr3" draw:text-style-name="P13" svg:width="0.4252in" svg:height="0.213in" svg:x="3.4665in" svg:y="0.4016in"><draw:text-box><text:p>2</text:p></draw:text-box></draw:frame></text:p>
      <text:p text:style-name="P3"><draw:frame text:anchor-type="paragraph" draw:z-index="7" draw:name="Shape3" draw:style-name="gr3" draw:text-style-name="P13" svg:width="0.3307in" svg:height="0.213in" svg:x="2.3646in" svg:y="0.0283in"><draw:text-box><text:p>0</text:p></draw:text-box></draw:frame></text:p>
      <text:p text:style-name="P3"/>
      <text:p text:style-name="P3"/>
      <text:p text:style-name="P3"/>
      <text:p text:style-name="P3"/>
      <text:p text:style-name="P4">Ordered swaps can also create a branch structure:</text:p>
      <text:p text:style-name="P3"><draw:frame text:anchor-type="paragraph" draw:z-index="21" draw:name="Shape6" draw:style-name="gr5" draw:text-style-name="P13" svg:width="0.4724in" svg:height="0.2362in" svg:x="3.6165in" svg:y="0.1in"><draw:text-box><text:p>a<text:span text:style-name="T5">1</text:span></text:p></draw:text-box></draw:frame></text:p>
      <text:p text:style-name="P3"><draw:custom-shape text:anchor-type="paragraph" draw:z-index="10" draw:name="Shape1" draw:style-name="gr1" draw:text-style-name="P11" svg:width="0.174in" svg:height="0.174in" svg:x="1.8209in" svg:y="0.4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1" draw:text-style-name="P11" svg:width="0.174in" svg:height="0.174in" svg:x="2.6398in" svg:y="0.4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1" draw:style-name="gr1" draw:text-style-name="P11" svg:width="0.174in" svg:height="0.174in" svg:x="3.3791in" svg:y="0.0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1" draw:text-style-name="P11" svg:width="0.174in" svg:height="0.174in" svg:x="3.3791in" svg:y="0.6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name="Shape2" draw:style-name="gr2" draw:text-style-name="P12" svg:x1="1.9075in" svg:y1="0.5138in" svg:x2="2.7339in" svg:y2="0.5063in"><text:p/></draw:line><draw:line text:anchor-type="paragraph" draw:z-index="15" draw:name="Shape2" draw:style-name="gr2" draw:text-style-name="P12" svg:x1="3.4504in" svg:y1="0.1437in" svg:x2="2.7339in" svg:y2="0.5063in"><text:p/></draw:line><draw:line text:anchor-type="paragraph" draw:z-index="16" draw:name="Shape2" draw:style-name="gr2" draw:text-style-name="P12" svg:x1="3.4665in" svg:y1="0.7744in" svg:x2="2.7339in" svg:y2="0.5063in"><text:p/></draw:line><draw:frame text:anchor-type="paragraph" draw:z-index="17" draw:name="Shape3" draw:style-name="gr3" draw:text-style-name="P13" svg:width="0.3307in" svg:height="0.213in" svg:x="2.2465in" svg:y="0.2319in"><draw:text-box><text:p>0</text:p></draw:text-box></draw:frame><draw:frame text:anchor-type="paragraph" draw:z-index="18" draw:name="Shape3" draw:style-name="gr3" draw:text-style-name="P13" svg:width="0.3307in" svg:height="0.213in" svg:x="2.9953in" svg:y="0.0665in"><draw:text-box><text:p>1</text:p></draw:text-box></draw:frame><draw:frame text:anchor-type="paragraph" draw:z-index="19" draw:name="Shape3" draw:style-name="gr3" draw:text-style-name="P13" svg:width="0.3307in" svg:height="0.213in" svg:x="3.2161in" svg:y="0.4134in"><draw:text-box><text:p>2</text:p></draw:text-box></draw:frame><draw:frame text:anchor-type="paragraph" draw:z-index="20" draw:name="Shape6" draw:style-name="gr5" draw:text-style-name="P13" svg:width="0.4724in" svg:height="0.2362in" svg:x="1.7744in" svg:y="0.1835in"><draw:text-box><text:p>a<text:span text:style-name="T5">0</text:span></text:p></draw:text-box></draw:frame></text:p>
      <text:p text:style-name="P3"/>
      <text:p text:style-name="P3"><draw:frame text:anchor-type="paragraph" draw:z-index="22" draw:name="Shape6" draw:style-name="gr5" draw:text-style-name="P13" svg:width="0.4724in" svg:height="0.2362in" svg:x="3.6244in" svg:y="0.1472in"><draw:text-box><text:p>a<text:span text:style-name="T5">2</text:span></text:p></draw:text-box></draw:frame></text:p>
      <text:p text:style-name="P3"><draw:frame text:anchor-type="paragraph" draw:z-index="23" draw:name="Shape6" draw:style-name="gr5" draw:text-style-name="P13" svg:width="0.4724in" svg:height="0.2362in" svg:x="2.6398in" svg:y="0.0126in"><draw:text-box><text:p>a<text:span text:style-name="T5">3</text:span></text:p></draw:text-box></draw:frame></text:p>
      <text:p text:style-name="P3"/>
      <text:p text:style-name="P4"/>
      <text:p text:style-name="P4">It is helpful to build an intuition for how values get transported along ordered swaps.</text:p>
      <text:p text:style-name="P4"/>
      <text:p text:style-name="P5">If two disjoint sets of edges are labeled `[0, k)` and `[k, m)`,</text:p>
      <text:p text:style-name="P5">then they can be relabeled `[<text:span text:style-name="T2">m – k, m)` and `[0, m – k)` respectively.</text:span></text:p>
      <text:p text:style-name="P5"/>
      <text:p text:style-name="P6">A disjoint set of edges can be dissected and normalized with labels `[0, m)` for some `m`.</text:p>
      <text:p text:style-name="P7"><text:span text:style-name="T3">A such set without cycles</text:span> is called a “piece” <text:span text:style-name="T4">and represents a local Hamiltonian path</text:span>.</text:p>
      <text:p text:style-name="P7"/>
      <text:list xml:id="list6127855285716386815" text:style-name="L2">
        <text:list-item>
          <text:p text:style-name="P9"><text:span text:style-name="T2">All ordered swaps can be constructed from pieces</text:span></text:p>
        </text:list-item>
        <text:list-item>
          <text:p text:style-name="P9"><text:span text:style-name="T2">All pieces with branches can be normalized to a piece with no branches</text:span></text:p>
        </text:list-item>
        <text:list-item>
          <text:p text:style-name="P9"><text:span text:style-name="T2">A piece with no branches labeled `[0, m)` has `m + 1` representations</text:span></text:p>
        </text:list-item>
        <text:list-item>
          <text:p text:style-name="P10">For every piece on a total order of nodes there exists a canonical piece with no branch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2:44:33.705076000</meta:creation-date>
    <dc:date>2020-03-21T13:50:52.224502000</dc:date>
    <meta:editing-duration>PT4M16S</meta:editing-duration>
    <meta:editing-cycles>1</meta:editing-cycles>
    <meta:document-statistic meta:table-count="0" meta:image-count="0" meta:object-count="0" meta:page-count="1" meta:paragraph-count="21" meta:word-count="269" meta:character-count="1408" meta:non-whitespace-character-count="1158"/>
    <meta:generator>LibreOffice/5.1.2.2$MacOSX_X86_64 LibreOffice_project/d3bf12ecb743fc0d20e0be0c58ca359301eb705f</meta:generator>
  </office:meta>
</office:document-meta>
</file>